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8000000F21AF5EA6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cm" svg:height="6.6cm" svg:x="0.6cm" svg:y="-0.3cm">
          <draw:image xlink:href="Pictures/1000000000000358000000F21AF5EA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4:46:25.964961916</meta:creation-date>
    <dc:date>2015-10-25T15:42:58.345223243</dc:date>
    <meta:editing-duration>PT25S</meta:editing-duration>
    <meta:editing-cycles>3</meta:editing-cycles>
    <meta:generator>LibreOffice/4.2.8.2$Linux_X86_64 LibreOffice_project/420m0$Build-2</meta:generator>
    <meta:document-statistic meta:object-count="24"/>
  </office:meta>
</office:document-meta>
</file>